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family-generic="roman" style:font-pitch="variable"/>
    <style:font-face style:name="Ubuntu1" svg:font-family="Ubuntu" style:font-adornments="Standard" style:font-family-generic="roman" style:font-pitch="variable"/>
    <style:font-face style:name="Ubuntu2" svg:font-family="Ubuntu" style:font-adornments="Standard" style:font-family-generic="swiss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35cm" svg:stroke-color="#000000" draw:marker-start-width="0.252cm" draw:marker-end-width="0.252cm" draw:fill-color="#b4c7dc" draw:textarea-horizontal-align="left" draw:textarea-vertical-align="top" draw:auto-grow-height="false" fo:min-height="3.211cm" fo:min-width="5.5cm" fo:padding-top="0.1cm" fo:padding-bottom="0.1cm" fo:padding-left="0.1cm" fo:padding-right="0.1cm"/>
      <style:paragraph-properties style:writing-mode="lr-tb"/>
    </style:style>
    <style:style style:name="gr2" style:family="graphic" style:parent-style-name="standard" style:list-style-name="L1">
      <style:graphic-properties svg:stroke-width="0.035cm" svg:stroke-color="#000000" draw:marker-start-width="0.252cm" draw:marker-end-width="0.252cm" draw:fill-color="#e0c2cd" draw:textarea-horizontal-align="left" draw:textarea-vertical-align="top" draw:auto-grow-height="false" fo:min-height="15.43cm" fo:min-width="5.8cm" fo:padding-top="0.1cm" fo:padding-bottom="0.1cm" fo:padding-left="0.1cm" fo:padding-right="0.1cm"/>
      <style:paragraph-properties style:writing-mode="lr-tb"/>
    </style:style>
    <style:style style:name="gr3" style:family="graphic" style:parent-style-name="standard" style:list-style-name="L1">
      <style:graphic-properties svg:stroke-width="0.035cm" svg:stroke-color="#000000" draw:marker-start-width="0.252cm" draw:marker-end-width="0.252cm" draw:fill-color="#d4ea6b" draw:textarea-horizontal-align="left" draw:textarea-vertical-align="top" draw:auto-grow-height="false" fo:min-height="8.485cm" fo:min-width="5.8cm" fo:padding-top="0.1cm" fo:padding-bottom="0.1cm" fo:padding-left="0.1cm" fo:padding-right="0.1cm"/>
      <style:paragraph-properties style:writing-mode="lr-tb"/>
    </style:style>
    <style:style style:name="gr4" style:family="graphic" style:parent-style-name="standard" style:list-style-name="L1">
      <style:graphic-properties svg:stroke-width="0.035cm" svg:stroke-color="#000000" draw:marker-start-width="0.252cm" draw:marker-end-width="0.252cm" draw:fill-color="#ffde59" draw:textarea-horizontal-align="left" draw:textarea-vertical-align="top" draw:auto-grow-height="false" fo:min-height="9.414cm" fo:min-width="5.8cm" fo:padding-top="0.1cm" fo:padding-bottom="0.1cm" fo:padding-left="0.1cm" fo:padding-right="0.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" style:family="paragraph">
      <loext:graphic-properties draw:fill-color="#b4c7dc"/>
      <style:paragraph-properties fo:margin-left="0cm" fo:margin-right="0cm" fo:margin-top="0cm" fo:margin-bottom="0cm" fo:line-height="115%" fo:text-align="start" fo:text-indent="0cm" style:writing-mode="lr-tb"/>
    </style:style>
    <style:style style:name="P3" style:family="paragraph">
      <loext:graphic-properties draw:fill-color="#e0c2cd"/>
      <style:paragraph-properties fo:margin-left="0cm" fo:margin-right="0cm" fo:margin-top="0cm" fo:margin-bottom="0cm" fo:line-height="115%" fo:text-align="start" fo:text-indent="0cm" style:writing-mode="lr-tb"/>
    </style:style>
    <style:style style:name="P4" style:family="paragraph">
      <loext:graphic-properties draw:fill-color="#d4ea6b"/>
      <style:paragraph-properties fo:margin-left="0cm" fo:margin-right="0cm" fo:margin-top="0cm" fo:margin-bottom="0cm" fo:line-height="115%" fo:text-align="start" fo:text-indent="0cm" style:writing-mode="lr-tb"/>
    </style:style>
    <style:style style:name="P5" style:family="paragraph">
      <loext:graphic-properties draw:fill-color="#ffde59"/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cm" svg:height="3.461cm" svg:x="1cm" svg:y="3.441cm">
          <text:p text:style-name="P1"><text:span text:style-name="T1">Cz process:</text:span></text:p>
          <text:p text:style-name="P1"><text:span text:style-name="T2"/></text:p>
          <text:p text:style-name="P1"><text:span text:style-name="T3">name(id)</text:span></text:p>
          <text:p text:style-name="P1"><text:span text:style-name="T3">starting_materi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6cm" svg:height="15.63cm" svg:x="8.246cm" svg:y="3.441cm">
          <text:p text:style-name="P1"><text:span text:style-name="T1">powder receipt:</text:span></text:p>
          <text:p text:style-name="P1"><text:span text:style-name="T4"/></text:p>
          <text:p text:style-name="P1"><text:span text:style-name="T5">name(id)</text:span></text:p>
          <text:p text:style-name="P1"><text:span text:style-name="T1">created_by</text:span></text:p>
          <text:p text:style-name="P1"><text:span text:style-name="T1">creation_date</text:span></text:p>
          <text:p text:style-name="P1"><text:span text:style-name="T5">executed_by</text:span></text:p>
          <text:p text:style-name="P1"><text:span text:style-name="T5">execution_date</text:span></text:p>
          <text:p text:style-name="P1"><text:span text:style-name="T1">formula</text:span></text:p>
          <text:p text:style-name="P1"><text:span text:style-name="T1">total_mass</text:span></text:p>
          <text:p text:style-name="P1"><text:span text:style-name="T5">components:</text:span></text:p>
          <text:p text:style-name="P1"><text:span text:style-name="T5"><text:s text:c="2"/></text:span><text:span text:style-name="T5">+ component_1</text:span></text:p>
          <text:p text:style-name="P1"><text:span text:style-name="T5"><text:s text:c="6"/></text:span><text:span text:style-name="T5">- </text:span><text:span text:style-name="T1">formula</text:span></text:p>
          <text:p text:style-name="P1"><text:span text:style-name="T5"><text:s text:c="6"/></text:span><text:span text:style-name="T5">- link_to_component</text:span></text:p>
          <text:p text:style-name="P1"><text:span text:style-name="T5"><text:s text:c="6"/></text:span><text:span text:style-name="T5">- </text:span><text:span text:style-name="T1">target_mass</text:span></text:p>
          <text:p text:style-name="P1"><text:span text:style-name="T5"><text:s text:c="6"/></text:span><text:span text:style-name="T5">- </text:span><text:span text:style-name="T1">actual_mass</text:span></text:p>
          <text:p text:style-name="P1"><text:span text:style-name="T5"><text:s text:c="6"/></text:span><text:span text:style-name="T5">- notes</text:span></text:p>
          <text:p text:style-name="P1"><text:span text:style-name="T5"><text:s text:c="2"/></text:span><text:span text:style-name="T5">+ component_2</text:span></text:p>
          <text:p text:style-name="P1"><text:span text:style-name="T5"><text:s text:c="2"/>…</text:span></text:p>
          <text:p text:style-name="P1"><text:span text:style-name="T5">treatments (opt):</text:span></text:p>
          <text:p text:style-name="P1"><text:span text:style-name="T5"><text:s text:c="2"/></text:span><text:span text:style-name="T5">+ thermal_treatment_1</text:span></text:p>
          <text:p text:style-name="P1"><text:span text:style-name="T5"><text:s text:c="6"/></text:span><text:span text:style-name="T5">- link_to_treatment</text:span></text:p>
          <text:p text:style-name="P1"><text:span text:style-name="T5"><text:s text:c="6"/></text:span><text:span text:style-name="T5">- notes</text:span></text:p>
          <text:p text:style-name="P1"><text:span text:style-name="T5"><text:s text:c="2"/></text:span><text:span text:style-name="T5">+ characterization_1</text:span></text:p>
          <text:p text:style-name="P1"><text:span text:style-name="T5"><text:s text:c="6"/></text:span><text:span text:style-name="T5">- </text:span><text:span text:style-name="T5">link_to_charcterization</text:span></text:p>
          <text:p text:style-name="P1"><text:span text:style-name="T5"><text:s text:c="6"/></text:span><text:span text:style-name="T5">- notes</text:span></text:p>
          <text:p text:style-name="P1"><text:span text:style-name="T5"><text:s text:c="2"/></text:span><text:span text:style-name="T5">+ thermal_treatment_2</text:span></text:p>
          <text:p text:style-name="P1"><text:span text:style-name="T5"><text:s text:c="2"/>…</text:span></text:p>
          <text:p text:style-name="P1"><text:span text:style-name="T5">notes</text:span></text:p>
          <text:p text:style-name="P1"><text:span text:style-name="T5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6cm" svg:height="8.685cm" svg:x="15.491cm" svg:y="3.441cm">
          <text:p text:style-name="P1"><text:span text:style-name="T1">component:</text:span></text:p>
          <text:p text:style-name="P1"><text:span text:style-name="T5">formula</text:span></text:p>
          <text:p text:style-name="P1"><text:span text:style-name="T5">link_to_chem_db</text:span></text:p>
          <text:p text:style-name="P1"><text:span text:style-name="T5">treatments (opt):</text:span></text:p>
          <text:p text:style-name="P1"><text:span text:style-name="T5"><text:s text:c="2"/></text:span><text:span text:style-name="T5">+ thermal_treatment_1</text:span></text:p>
          <text:p text:style-name="P1"><text:span text:style-name="T5"><text:s text:c="6"/></text:span><text:span text:style-name="T5">- link_to_treatment</text:span></text:p>
          <text:p text:style-name="P1"><text:span text:style-name="T5"><text:s text:c="6"/></text:span><text:span text:style-name="T5">- notes</text:span></text:p>
          <text:p text:style-name="P1"><text:span text:style-name="T5"><text:s text:c="2"/></text:span><text:span text:style-name="T5">+ thermal_treatment_2</text:span></text:p>
          <text:p text:style-name="P1"><text:span text:style-name="T5"><text:s text:c="2"/></text:span><text:span text:style-name="T5">+ characterization_1</text:span></text:p>
          <text:p text:style-name="P1"><text:span text:style-name="T5"><text:s text:c="2"/></text:span><text:span text:style-name="T5">+ thermal_treatment_3</text:span></text:p>
          <text:p text:style-name="P1"><text:span text:style-name="T5">...</text:span></text:p>
          <text:p text:style-name="P1"><text:span text:style-name="T5">no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6cm" svg:height="9.614cm" svg:x="22.7cm" svg:y="3.441cm">
          <text:p text:style-name="P1"><text:span text:style-name="T1">thermal_treatment:</text:span></text:p>
          <text:p text:style-name="P1"><text:span text:style-name="T5">date</text:span></text:p>
          <text:p text:style-name="P1"><text:span text:style-name="T5">net_mass_before</text:span></text:p>
          <text:p text:style-name="P1"><text:span text:style-name="T5">crucible</text:span></text:p>
          <text:p text:style-name="P1"><text:span text:style-name="T5">brutto_mass_before</text:span></text:p>
          <text:p text:style-name="P1"><text:span text:style-name="T5">oven</text:span></text:p>
          <text:p text:style-name="P1"><text:span text:style-name="T5">atmosphere</text:span></text:p>
          <text:p text:style-name="P1"><text:span text:style-name="T5">ramps:</text:span></text:p>
          <text:p text:style-name="P1"><text:span text:style-name="T5"><text:s text:c="2"/></text:span><text:span text:style-name="T5">+ ramp_1</text:span></text:p>
          <text:p text:style-name="P1"><text:span text:style-name="T5"><text:s text:c="6"/></text:span><text:span text:style-name="T5">- rate/time</text:span></text:p>
          <text:p text:style-name="P1"><text:span text:style-name="T5"><text:s text:c="6"/></text:span><text:span text:style-name="T5">- temperature</text:span></text:p>
          <text:p text:style-name="P1"><text:span text:style-name="T5"><text:s text:c="6"/></text:span><text:span text:style-name="T5">- dwell_time</text:span></text:p>
          <text:p text:style-name="P1"><text:span text:style-name="T5"><text:s text:c="2"/></text:span><text:span text:style-name="T5">+ ramp_2</text:span></text:p>
          <text:p text:style-name="P1"><text:span text:style-name="T5"><text:s text:c="2"/>…</text:span></text:p>
          <text:p text:style-name="P1"><text:span text:style-name="T5">brutto_mass_after</text:span></text:p>
          <text:p text:style-name="P1"><text:span text:style-name="T5">net_mass_after</text:span></text:p>
          <text:p text:style-name="P1"><text:span text:style-name="T5">mass_loss [calculate in %]</text:span></text:p>
          <text:p text:style-name="P1"><text:span text:style-name="T5">notes</text:span></text:p>
          <text:p text:style-name="P1"><text:span text:style-name="T5"><text:s text:c="2"/>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family-generic="roman" style:font-pitch="variable"/>
    <style:font-face style:name="Ubuntu1" svg:font-family="Ubuntu" style:font-adornments="Standard" style:font-family-generic="roman" style:font-pitch="variable"/>
    <style:font-face style:name="Ubuntu2" svg:font-family="Ubuntu" style:font-adornments="Standard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2" fo:font-family="Ubuntu" style:font-style-name="Standard" style:font-family-generic="swiss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Steffen Ganschow</meta:initial-creator>
    <meta:creation-date>2022-07-08T11:20:10.575000000</meta:creation-date>
    <dc:date>2022-07-22T17:05:37.996514260</dc:date>
    <dc:creator>Steffen Ganschow</dc:creator>
    <meta:editing-duration>PT19M21S</meta:editing-duration>
    <meta:editing-cycles>4</meta:editing-cycles>
    <meta:generator>LibreOffice/7.2.7.2$Linux_X86_64 LibreOffice_project/20$Build-2</meta:generator>
    <meta:document-statistic meta:object-count="4"/>
  </office:meta>
</office:document-meta>
</file>